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paragraph-properties style:vertical-align="auto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3" style:parent-style-name="PréformatéHTML" style:list-style-name="LFO1" style:family="paragraph"/>
    <style:style style:name="P4" style:parent-style-name="PréformatéHTML" style:list-style-name="LFO1" style:family="paragraph"/>
  </office:automatic-styles>
  <office:body>
    <office:text text:use-soft-page-breaks="true">
      <text:p text:style-name="P1">III) Administration Réseau</text:p>
      <text:p text:style-name="Standard"/>
      <text:p text:style-name="Standard">1)</text:p>
      <text:p text:style-name="Standard">L’adresse IP est : 192.168.108.89</text:p>
      <text:p text:style-name="Standard">Le masque est : 255.255.255.0</text:p>
      <text:p text:style-name="Standard"/>
      <text:p text:style-name="Standard">2)</text:p>
      <text:p text:style-name="Standard">Afin de fixer l’adresse IP et le masque, on doit se mettre en administrateur en utilisant la commande « sudo su ». Ensuite on doit entrer la commande « nano /etc/network/interfaces ».</text:p>
      <text:p text:style-name="Standard">On doit alors enlever le signe « # » devant ces lignes :</text:p>
      <text:list text:style-name="LFO1" text:continue-numbering="true">
        <text:list-item>
          <text:p text:style-name="P2">iface eth0 inet static</text:p>
        </text:list-item>
        <text:list-item>
          <text:p text:style-name="P3">address 192.168.108.250</text:p>
        </text:list-item>
        <text:list-item>
          <text:p text:style-name="P4">netmask 255.255.255.0</text:p>
        </text:list-item>
      </text:list>
      <text:p text:style-name="Standard">Finalement, on enregistre les modifications et on redémarre le système.</text:p>
      <text:p text:style-name="Standard">3)</text:p>
      <text:p text:style-name="Standard">Le SSH (Secure Shell) permet d’accèder à un ordinateur via un autre ordinateur par le réseau.</text:p>
      <text:p text:style-name="Standard">Afin de se connecter en SSH au Rasbperry PI il faut aller dans le menu Préférences, puis cliquer sur « Configuation du Raspberry PI ». Dans la fenêtre qui s’affiche, il faut aller dans l’onglet « Interfaces » et activer le SSH, puis cliquer sur « valider ».</text:p>
      <text:p text:style-name="Standard">Ensuite, il faut obtenir l’adresse IP du Raspberry PI en utilisant la commande « ifconfig » et connecter le Raspberry PI à internet.</text:p>
      <text:p text:style-name="Standard">Sur le second PC il faut ouvrir le terminal et entrer la commande « ssh pi@192.168.1.15 ».</text:p>
      <text:p text:style-name="Standard">Voilà la connexion est établi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ejaVu Sans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scal Roques</dc:creator>
    <meta:creation-date>2020-09-04T14:21:00Z</meta:creation-date>
    <dc:date>2020-09-18T12:10:00Z</dc:date>
    <meta:template xlink:href="Normal.dotm" xlink:type="simple"/>
    <meta:editing-cycles>10</meta:editing-cycles>
    <meta:editing-duration>PT2280S</meta:editing-duration>
    <meta:document-statistic meta:page-count="1" meta:paragraph-count="2" meta:word-count="168" meta:character-count="1090" meta:row-count="7" meta:non-whitespace-character-count="924"/>
  </office:meta>
</office:document-meta>
</file>